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0.586cm"/>
    </style:style>
    <style:style style:name="pr3" style:family="presentation" style:parent-style-name="lyt-rededges-notes">
      <style:graphic-properties draw:fill-color="#ffffff" draw:auto-grow-height="true" fo:min-height="12.572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0.586cm"/>
    </style:style>
    <style:style style:name="pr6" style:family="presentation" style:parent-style-name="lyt-rededges-notes">
      <style:graphic-properties draw:fill-color="#ffffff" fo:min-height="12.572cm"/>
    </style:style>
    <style:style style:name="pr7" style:family="presentation" style:parent-style-name="lyt-rededges-outline1">
      <style:graphic-properties fo:min-height="14.898cm"/>
    </style:style>
    <style:style style:name="pr8" style:family="presentation" style:parent-style-name="lyt-rededges-outline1">
      <style:graphic-properties fo:min-height="6.008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line-height="150%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0.731cm" svg:height="3.506cm" svg:x="5.588cm" svg:y="5.472cm" presentation:class="title" presentation:user-transformed="true">
          <draw:text-box>
            <text:p>Pegasus – Logfile suite v1.0</text:p>
          </draw:text-box>
        </draw:frame>
        <draw:frame presentation:style-name="pr2" draw:text-style-name="P3" draw:layer="layout" svg:width="21.599cm" svg:height="10.586cm" svg:x="5.5cm" svg:y="9.514cm" presentation:class="subtitle" presentation:user-transformed="true">
          <draw:text-box>
            <text:p text:style-name="P1"><text:tab/><text:tab/><text:tab/><text:tab/><text:span text:style-name="T1"><text:tab/></text:span><text:span text:style-name="T1">Team :</text:span> <text:span text:style-name="T2">Pegasus</text:span></text:p>
            <text:p text:style-name="P1"/>
            <text:p text:style-name="P2"><text:tab/><text:tab/><text:tab/><text:tab/><text:tab/><text:tab/><text:tab/><text:tab/><text:span text:style-name="T3">Bibhuti B Beura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epak Vasudeva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nodhkumar Dan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1.537cm" presentation:class="title" presentation:user-transformed="true">
          <draw:text-box>
            <text:p>Pegasus v1.0</text:p>
          </draw:text-box>
        </draw:frame>
        <draw:frame presentation:style-name="pr5" draw:text-style-name="P4" draw:layer="layout" svg:width="21.599cm" svg:height="13.161cm" svg:x="5.5cm" svg:y="6.214cm" presentation:class="outline" presentation:user-transformed="true">
          <draw:text-box>
            <text:list text:style-name="L2">
              <text:list-header>
                <text:p text:style-name="P4">Pegasus is a collection of utility apps for monitoring different kinds of log files on a real time basis, with a windows interface.</text:p>
                <text:p text:style-name="P4">Alerts are generated for conditions matching the search criteria for which the application is defined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4" draw:text-style-name="P5" draw:layer="layout" svg:width="23.643cm" svg:height="3.506cm" svg:x="3.956cm" svg:y="1.237cm" presentation:class="title" presentation:user-transformed="true">
          <draw:text-box>
            <text:p text:style-name="P5"><text:span text:style-name="T4">Assumption / Consideration</text:span></text:p>
          </draw:text-box>
        </draw:frame>
        <draw:frame presentation:style-name="pr7" draw:text-style-name="P4" draw:layer="layout" svg:width="21.599cm" svg:height="14.898cm" svg:x="5.5cm" svg:y="5.614cm" presentation:class="outline" presentation:user-transformed="true">
          <draw:text-box>
            <text:list text:style-name="L2">
              <text:list-item>
                <text:p text:style-name="P4">The logs generated are already categorized and stored based on the log type (weblogs, clickstream logs,..).</text:p>
              </text:list-item>
              <text:list-item>
                <text:p text:style-name="P4">Security threats, customer experience issues, application scalabitity and performance issues are the only issues consider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4" draw:text-style-name="P5" draw:layer="layout" svg:width="11.605cm" svg:height="3.506cm" svg:x="15.494cm" svg:y="1.237cm" presentation:class="title" presentation:user-transformed="true">
          <draw:text-box>
            <text:p text:style-name="P5"><text:span text:style-name="T4">Overview</text:span></text:p>
          </draw:text-box>
        </draw:frame>
        <draw:frame presentation:style-name="pr7" draw:text-style-name="P4" draw:layer="layout" svg:width="21.599cm" svg:height="14.898cm" svg:x="5.5cm" svg:y="4.914cm" presentation:class="outline" presentation:user-transformed="true">
          <draw:text-box>
            <text:list text:style-name="L2">
              <text:list-item>
                <text:p text:style-name="P4">Monitoring in a multi-window output screen for keyword-triggered events.</text:p>
              </text:list-item>
              <text:list-item>
                <text:p text:style-name="P4">Alerts on successful search.</text:p>
              </text:list-item>
              <text:list-item>
                <text:p text:style-name="P4">Process the logs to retrieve statistics on a desired event.</text:p>
              </text:list-item>
              <text:list-item>
                <text:p text:style-name="P4">Update the database with new search requirem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4" draw:layer="layout" svg:width="21.103cm" svg:height="3.506cm" svg:x="6.496cm" svg:y="0.837cm" presentation:class="title" presentation:user-transformed="true">
          <draw:text-box>
            <text:list text:style-name="L1">
              <text:list-header>
                <text:p>Log / Resource categories</text:p>
              </text:list-header>
            </text:list>
          </draw:text-box>
        </draw:frame>
        <draw:frame presentation:style-name="pr5" draw:text-style-name="P4" draw:layer="layout" svg:width="21.599cm" svg:height="10.586cm" svg:x="5.5cm" svg:y="5.314cm" presentation:class="outline" presentation:user-transformed="true">
          <draw:text-box>
            <text:list text:style-name="L2">
              <text:list-item>
                <text:p text:style-name="P4">Weblogs</text:p>
              </text:list-item>
              <text:list-item>
                <text:p text:style-name="P4">Clickstream events</text:p>
              </text:list-item>
              <text:list-item>
                <text:p text:style-name="P4">Network events</text:p>
              </text:list-item>
              <text:list-item>
                <text:p text:style-name="P4">Errors and warn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 presentation:user-transformed="true">
          <draw:text-box>
            <text:list text:style-name="L1">
              <text:list-header>
                <text:p>Process Flow</text:p>
              </text:list-header>
            </text:list>
          </draw:text-box>
        </draw:frame>
        <draw:frame presentation:style-name="pr5" draw:text-style-name="P4" draw:layer="layout" svg:width="21.599cm" svg:height="13.661cm" svg:x="5.5cm" svg:y="4.914cm" presentation:class="outline" presentation:user-transformed="true">
          <draw:text-box>
            <text:list text:style-name="L2">
              <text:list-item>
                <text:p text:style-name="P4">Read logs based on category using threads and cross verify against keyword list for matches</text:p>
              </text:list-item>
              <text:list-item>
                <text:p text:style-name="P4">Generate a final consolidated report with the analysis and store for future use</text:p>
              </text:list-item>
              <text:list-item>
                <text:p text:style-name="P4">Trigger alerts through email/pop-up for every repor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>
          <draw:text-box>
            <text:p>Advantages</text:p>
          </draw:text-box>
        </draw:frame>
        <draw:frame presentation:style-name="pr8" draw:layer="layout" svg:width="21.599cm" svg:height="6.008cm" svg:x="5.5cm" svg:y="4.914cm" presentation:class="outline" presentation:user-transformed="true">
          <draw:text-box>
            <text:list text:style-name="L2">
              <text:list-item>
                <text:p>Code modularity allows easy modifications to enhance capability.</text:p>
              </text:list-item>
              <text:list-item>
                <text:p>Setup requirements are negligible.</text:p>
              </text:list-item>
            </text:list>
          </draw:text-box>
        </draw:frame>
        <draw:frame presentation:style-name="pr4" draw:layer="layout" svg:width="17.099cm" svg:height="3.506cm" svg:x="10.101cm" svg:y="0.838cm" presentation:class="title" presentation:user-transformed="true">
          <draw:text-box>
            <text:p>Advantages</text:p>
          </draw:text-box>
        </draw:frame>
        <draw:frame presentation:style-name="pr8" draw:layer="layout" svg:width="21.599cm" svg:height="6.008cm" svg:x="5.501cm" svg:y="4.915cm" presentation:class="outline" presentation:user-transformed="true">
          <draw:text-box>
            <text:list text:style-name="L2">
              <text:list-item>
                <text:p>Code modularity allows easy modifications to enhance capability.</text:p>
              </text:list-item>
              <text:list-item>
                <text:p>Setup requirements are negligible.</text:p>
              </text:list-item>
            </text:list>
          </draw:text-box>
        </draw:frame>
        <draw:frame presentation:style-name="pr4" draw:layer="layout" svg:width="17.099cm" svg:height="3.506cm" svg:x="10.188cm" svg:y="11.068cm" presentation:class="title" presentation:user-transformed="true">
          <draw:text-box>
            <text:p>Enhancements</text:p>
          </draw:text-box>
        </draw:frame>
        <draw:frame presentation:style-name="pr8" draw:layer="layout" svg:width="21.599cm" svg:height="6.008cm" svg:x="5.588cm" svg:y="14.945cm" presentation:class="outline" presentation:user-transformed="true">
          <draw:text-box>
            <text:list text:style-name="L2">
              <text:list-item>
                <text:p>Statistical analysis on click event log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3T19">
        <draw:frame presentation:style-name="pr1" draw:layer="layout" svg:width="17.099cm" svg:height="3.506cm" svg:x="6.35cm" svg:y="6.858cm" presentation:class="title" presentation:user-transformed="true">
          <draw:text-box>
            <text:p text:style-name="P6">Demonstration !!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3T19">
        <draw:frame presentation:style-name="pr1" draw:layer="layout" svg:width="17.099cm" svg:height="3.506cm" svg:x="6.35cm" svg:y="6.858cm" presentation:class="title" presentation:user-transformed="true">
          <draw:text-box>
            <text:p text:style-name="P6">Thank You !!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epak Vasudevan</meta:initial-creator>
    <meta:creation-date>2015-04-26T00:56:42.93</meta:creation-date>
    <meta:editing-duration>PT5H48M4S</meta:editing-duration>
    <meta:editing-cycles>7</meta:editing-cycles>
    <dc:date>2015-04-26T06:44:25.21</dc:date>
    <dc:creator>Deepak Vasudevan</dc:creator>
    <meta:generator>OpenOffice/4.1.1$Win32 OpenOffice.org_project/411m6$Build-9775</meta:generator>
    <meta:document-statistic meta:object-count="70"/>
  </office:meta>
</office:document-meta>
</file>